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20.81pt"/>
    </style:style>
    <style:style style:name="co6" style:family="table-column">
      <style:table-column-properties fo:break-before="auto" style:column-width="112.31pt"/>
    </style:style>
    <style:style style:name="co7" style:family="table-column">
      <style:table-column-properties fo:break-before="auto" style:column-width="43.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6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99"/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58220"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TODO-Publication 1" table:style-name="ta1"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" table:number-columns-repeated="1017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Sub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Effor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Simulation - sanity test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esign a minimal set of elementary problems that should convince us that the measure work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Time-uncorrelated signal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LPF – Sub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Pure noise on ms timescale convolved with GCaMP, then downsampled to 200m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Corr</text:p>
          </table:table-cell>
          <table:table-cell table:style-name="Default"/>
          <table:table-cell table:number-columns-repeated="2"/>
          <table:table-cell office:value-type="string" calcext:value-type="string">
            <text:p>??? Ask Yaro what is the typical slow component in the signal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 bunch of nodes connected sequentially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LPF – Sub</text:p>
          </table:table-cell>
          <table:table-cell table:style-name="Default"/>
          <table:table-cell table:number-columns-repeated="2"/>
          <table:table-cell office:value-type="string" calcext:value-type="string">
            <text:p>Introduce lag between nodes. LPF-SUB their signals. Then noise-propagation should not be visibl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rial-resample</text:p>
          </table:table-cell>
          <table:table-cell table:style-name="Default"/>
          <table:table-cell table:number-columns-repeated="2"/>
          <table:table-cell office:value-type="string" calcext:value-type="string">
            <text:p>Arrange data into short trials and analyse 3D matrix [nTrial x TE_lag x nChannel]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?? - DynConn</text:p>
          </table:table-cell>
          <table:table-cell table:style-name="Default"/>
          <table:table-cell table:number-columns-repeated="2"/>
          <table:table-cell office:value-type="string" calcext:value-type="string">
            <text:p>A model where FC changes over time, and it is clear what ground truth FC is at any moment in time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Analysis – cod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DTxl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Install, verify works on basic exampl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IfTy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Install, verify works on basic example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rossCorr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table:style-name="Default" office:value-type="string" calcext:value-type="string">
            <text:p>Impl, verify works (or fails) on basic exampl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ossSpear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table:style-name="Default" office:value-type="string" calcext:value-type="string">
            <text:p>Impl, verify works (or fails) on basic examples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MeanField</text:p>
          </table:table-cell>
          <table:table-cell table:number-columns-repeated="3"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Kuramoto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Mesoscopic</text:p>
          </table:table-cell>
          <table:table-cell table:number-columns-repeated="3"/>
          <table:table-cell office:value-type="string" calcext:value-type="string">
            <text:p>Summary of single region publications (e.g. Brunel), and multi-region.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Multiregion</text:p>
          </table:table-cell>
          <table:table-cell table:number-columns-repeated="3"/>
          <table:table-cell office:value-type="string" calcext:value-type="string">
            <text:p>How do people deal with signal attenuation in forwards-connected networks?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Analysis – TE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<text:span text:style-name="T1">Understand what are known potential</text:span> limits/pitfalls of T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FuncConn – Biological</text:p>
          </table:table-cell>
          <table:table-cell table:number-columns-repeated="3"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Simulation – fina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rection</text:p>
          </table:table-cell>
          <table:table-cell table:number-columns-repeated="3"/>
          <table:table-cell table:style-name="ce29" office:value-type="string" calcext:value-type="string" table:number-columns-spanned="6" table:number-rows-spanned="1">
            <text:p>Based on literature, decide if to use MeanField, Kuramoto or Mesoscopic model to simulate the experiment 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/>
          <table:table-cell table:style-name="ce22"/>
          <table:table-cell table:style-name="ce23" office:value-type="string" calcext:value-type="string">
            <text:p>Imp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input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<text:span text:style-name="T1">* </text:span>Param: Lag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lag between connected regions should I choose?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Param: N-timescale, PSD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Should the communication happen on one or multiple timescales? What adequate PSD should I aim to get between regions? 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<text:span text:style-name="T1">* </text:span>Param: Synch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synchronization constant should I choose?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<text:span text:style-name="T1">* </text:span>Param: “true” FC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Run mode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Generate brain-like activity for several connectivity matrices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Compute model TE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/>
          <table:table-cell table:style-name="ce23"/>
          <table:table-cell table:style-name="ce28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al Data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Read Yaro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Ensure I can read it with python and Matla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alysis all methods</text:p>
          </table:table-cell>
          <table:table-cell table:number-columns-repeated="3"/>
          <table:table-cell office:value-type="string" calcext:value-type="string">
            <text:p>??? Ask what is a good minimal comparison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erify NIfTy</text:p>
          </table:table-cell>
          <table:table-cell table:style-name="Default"/>
          <table:table-cell table:number-columns-repeated="2"/>
          <table:table-cell office:value-type="string" calcext:value-type="string">
            <text:p>Check we get same result as Yaro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/>
          <table:table-cell table:style-name="ce24" office:value-type="string" calcext:value-type="string" table:number-columns-spanned="6" table:number-rows-spanned="1">
            <text:p>Extensions</text:p>
          </table:table-cell>
          <table:covered-table-cell table:number-columns-repeated="2" table:style-name="ce24"/>
          <table:covered-table-cell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rameter stability analysis</text:p>
          </table:table-cell>
          <table:table-cell table:number-columns-repeated="4"/>
          <table:table-cell office:value-type="string" calcext:value-type="string">
            <text:p>What parameters should I sweep to be “good enough” for this publication, if any?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3:11:20.234056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01-29T17:30:38.256108418</dc:date>
    <meta:editing-duration>PT3H28M42S</meta:editing-duration>
    <meta:editing-cycles>11</meta:editing-cycles>
    <meta:generator>LibreOffice/6.0.7.3$Linux_X86_64 LibreOffice_project/00m0$Build-3</meta:generator>
    <meta:document-statistic meta:table-count="2" meta:cell-count="131" meta:object-count="0"/>
  </office:meta>
</office:document-meta>
</file>